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Standard">
      <style:text-properties style:font-name="Verdana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Verdana1"/>
    </style:style>
    <style:style style:name="T5" style:family="text">
      <style:text-properties style:font-name="Verdana1" fo:font-weight="bold"/>
    </style:style>
    <style:style style:name="T6" style:family="text">
      <style:text-properties style:font-name="Verdana1" fo:font-weight="bold" style:font-weight-asian="normal" style:font-weight-complex="normal"/>
    </style:style>
    <style:style style:name="T7" style:family="text">
      <style:text-properties style:font-name="Verdana1" fo:font-weight="bold" style:font-weight-asian="bold" style:font-weight-complex="bold"/>
    </style:style>
    <style:style style:name="T8" style:family="text">
      <style:text-properties style:font-name="Verdana1" fo:font-size="10pt"/>
    </style:style>
    <style:style style:name="T9" style:family="text">
      <style:text-properties style:font-name="Verdana1" fo:font-size="10pt"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style:font-name="F1" fo:font-size="12pt" style:font-name-asian="F1" style:font-size-asian="12pt" style:font-name-complex="F1" style:font-size-complex="12pt"/>
    </style:style>
    <style:style style:name="T12" style:family="text">
      <style:text-properties style:font-name="F1" fo:font-size="12pt" fo:font-weight="bold" style:font-name-asian="F1" style:font-size-asian="12pt" style:font-weight-asian="bold" style:font-name-complex="F1" style:font-size-complex="12pt" style:font-weight-complex="bold"/>
    </style:style>
    <style:style style:name="T13" style:family="text">
      <style:text-properties fo:color="#000000" style:font-name="F1" fo:font-size="12pt" fo:font-weight="bold" style:font-name-asian="F1" style:font-size-asian="12pt" style:font-weight-asian="bold" style:font-name-complex="F1" style:font-size-complex="12pt" style:font-weight-complex="bold"/>
    </style:style>
    <style:style style:name="T14" style:family="text">
      <style:text-properties fo:color="#000000" style:font-name="F1" fo:font-size="12pt" fo:font-weight="normal" style:font-name-asian="F1" style:font-size-asian="12pt" style:font-weight-asian="normal" style:font-name-complex="F1"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color="#66330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runch Baked Eggs</text:span><text:line-break/><text:span text:style-name="T3">Crystal Miller<text:line-break/></text:span><text:line-break/>Prepare this one the night before and put in the oven in the morning to bake. <text:line-break/><text:line-break/>3 cups shredded Monterey Jack (12 oz)<text:line-break/>12 oz. fresh mushrooms, sliced<text:line-break/>1/2 med. onion, chopped<text:line-break/>1/4 c sweet red pepper, thinly sliced <text:line-break/>1/4 c butter, melted<text:line-break/>8 oz. cooked ham, chopped<text:line-break/>3 c shredded Monterey Jack (12 oz)<text:line-break/>8 eggs, beaten<text:line-break/>1-3/4 cups milk<text:line-break/>1/2 cup flour<text:line-break/>2 T fresh chives, basil, tarragon thyme or oregano<text:line-break/>1 T parsley<text:line-break/><text:line-break/>Sprinkle 3 cups cheese in bottom of 13x9x2 baking dish. In a frying pan sauté mushrooms, onion and red pepper until tender but not brown; drain well. Put on top of cheese. Then layer ham and add additional cheese on top. Cover and chill in fridge over night. The next morning (or if wanting to get as much prepared ahead of time as possible, this next step can be done the night before and put in the fridge until morning) combine eggs, milk, flour, chives and parsley. Pour over cheese layer (you would pour this over the next morning if doing things ahead of time). Bake 350 degrees for 45 minutes.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23:46.60</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92" meta:character-count="1039"/>
  </office:meta>
</office:document-meta>
</file>